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text-properties style:text-position="0% 100%" fo:font-weight="bold" style:font-weight-asian="bold" style:font-weight-complex="bold"/>
    </style:style>
    <style:style style:name="P8" style:family="paragraph" style:parent-style-name="Standard">
      <style:text-properties style:text-line-through-style="none"/>
    </style:style>
    <style:style style:name="P9" style:family="paragraph" style:parent-style-name="Standard">
      <style:text-properties style:text-line-through-style="none" style:font-size-asian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2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2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9"><text:span text:style-name="T1">2<text:tab/>Word<text:tab/>UART_CLKDIV</text:span> – clock divisor for the baud rate generator.</text:p>
      <text:p text:style-name="P9"><text:tab/><text:tab/>For a 112.5 MHz sysclk, 115,200 baud, use 112,500,000 / 115,200 = 976 (0x3d0)</text:p>
      <text:p text:style-name="P8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11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3"> <text:s/>Continuous timer</text:span></text:p>
      <text:p text:style-name="P1">14<text:tab/>Word<text:tab/>Timer 2 divisor.<text:span text:style-name="T3"> <text:s/>Continuous timer</text:span></text:p>
      <text:p text:style-name="P1">16<text:tab/>Word<text:tab/>Timer 3 divisor.<text:span text:style-name="T3"> <text:s/>Continuous timer</text:span></text:p>
      <text:p text:style-name="P1">18<text:tab/>Word<text:tab/>Timer 4 divisor.<text:span text:style-name="T3"> <text:s/>One-shot timer.</text:span></text:p>
      <text:p text:style-name="P1">1A<text:tab/>Word<text:tab/>Timer 5 divisor.<text:span text:style-name="T3"> <text:s/>One-shot timer.</text:span></text:p>
      <text:p text:style-name="P1">1C<text:tab/>Word<text:tab/>Timer 6 divisor.<text:span text:style-name="T3"> <text:s/>One-shot timer</text:span></text:p>
      <text:p text:style-name="P1">1E<text:tab/>Word<text:tab/>Timer 7 divisor. <text:s/><text:span text:style-name="T2">Clock generator for SPI - based on sysclk, not clk0</text:span></text:p>
      <text:p text:style-name="Standard"/>
      <text:p text:style-name="P1">Interrupts: Int 3 – timer event</text:p>
      <text:p text:style-name="P1"/>
      <text:p text:style-name="P1"/>
      <text:p text:style-name="P1"><text:tab/>SPI (SD-card):</text:p>
      <text:p text:style-name="P1"/>
      <text:p text:style-name="P1">20<text:tab/>SPI register</text:p>
      <text:p text:style-name="P10"><text:tab/>Read</text:p>
      <text:p text:style-name="P10"><text:tab/><text:tab/>Bits 7 downto 0: Data received from a single 8-bit SPI transaction with the SD card</text:p>
      <text:p text:style-name="P10"><text:tab/>Write</text:p>
      <text:p text:style-name="P10"><text:tab/><text:tab/>Writing to this register triggers an SPI transaction.</text:p>
      <text:p text:style-name="P10"><text:tab/><text:tab/>The byte written to the lower 8 bits is sent to the SPI device,</text:p>
      <text:p text:style-name="P10"><text:tab/><text:tab/>and the 8-bit reply to the previous transaction is received</text:p>
      <text:p text:style-name="P10"><text:tab/><text:tab/>and made available for reading.</text:p>
      <text:p text:style-name="P10"/>
      <text:p text:style-name="P7">22<text:tab/>SPI CS register</text:p>
      <text:p text:style-name="P6"><text:tab/>Read</text:p>
      <text:p text:style-name="P6"><text:tab/><text:tab/>Bit 15 Busy – 1 if an SPI transaction is in progress</text:p>
      <text:p text:style-name="P10"><text:tab/>Write</text:p>
      <text:p text:style-name="P10"><text:tab/><text:tab/>Bit 0 <text:s/>SD select – 1 for active, 0 for inactive. (inverted with respect to the <text:s/>CS line)</text:p>
      <text:p text:style-name="P10"/>
      <text:p text:style-name="P1">24<text:tab/>Blocking SPI register</text:p>
      <text:p text:style-name="P10"><text:tab/>Behaves exactly as register 20, except the transaction is delayed (and the cpu</text:p>
      <text:p text:style-name="P10"><text:tab/>paused) until SPI CS-&gt;Busy is low, eliminating the need to poll in software.</text:p>
      <text:p text:style-name="P10"/>
      <text:p text:style-name="P1"><text:soft-page-break/>100-<text:tab/>SPI Pump registers</text:p>
      <text:p text:style-name="P6"><text:tab/>These registers are useful for transferring a sector of data from SD card.</text:p>
      <text:p text:style-name="P6"><text:tab/>Reading waits for SPI CS-&gt;Busy to drop, then returns the most recent 16-bits of data.</text:p>
      <text:p text:style-name="P6"><text:tab/>It also triggers the transfer of a further 16-bits. <text:s/>CPU overhead can thus be kept to</text:p>
      <text:p text:style-name="P6"><text:tab/>a minimum – it's possible to transfer 64 bytes or more in a single instruction</text:p>
      <text:p text:style-name="P6"><text:tab/>with judicious use of movem.l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8-27T15:30:39</dc:date>
    <meta:editing-duration>PT36M30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4" meta:paragraph-count="110" meta:word-count="858" meta:character-count="4600" meta:non-whitespace-character-count="3722"/>
  </office:meta>
</office:document-meta>
</file>